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float" office:value="12" calcext:value-type="float" table:number-columns-spanned="2" table:number-rows-spanned="1">
            <text:p>12</text:p>
          </table:table-cell>
          <table:covered-table-cell table:style-name="ce2"/>
          <table:table-cell table:style-name="ce1" office:value-type="float" office:value="11" calcext:value-type="float" table:number-columns-spanned="2" table:number-rows-spanned="1">
            <text:p>11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2"/>
          <table:table-cell table:style-name="ce3"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98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singleToDual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dualToSingle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dani</text:p>
          </table:table-cell>
          <table:table-cell office:value-type="string" calcext:value-type="string">
            <text:p>Naskh</text:p>
          </table:table-cell>
          <table:table-cell table:number-columns-repeated="2"/>
          <table:table-cell office:value-type="string" calcext:value-type="string">
            <text:p>Madani</text:p>
          </table:table-cell>
          <table:table-cell office:value-type="string" calcext:value-type="string">
            <text:p>Naskh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VEN([.A18]); [.A18]/2 -1; ([.A18]-1)/2)" office:value-type="float" office:value="11" calcext:value-type="float">
            <text:p>11</text:p>
          </table:table-cell>
          <table:table-cell table:formula="of:=IF(ISEVEN([.A18]); [.A18]/2 - 1; ([.A18]-1)/2 - 1)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18]*2+1" office:value-type="float" office:value="25" calcext:value-type="float">
            <text:p>25</text:p>
          </table:table-cell>
          <table:table-cell table:formula="of:=IF([.E18]=0; 1; [.E18]*2 + 2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VEN([.A19]); [.A19]/2 -1; ([.A19]-1)/2)" office:value-type="float" office:value="11" calcext:value-type="float">
            <text:p>11</text:p>
          </table:table-cell>
          <table:table-cell table:formula="of:=IF(ISEVEN([.A19]); [.A19]/2 - 1; ([.A19]-1)/2 - 1)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19]*2+1" office:value-type="float" office:value="23" calcext:value-type="float">
            <text:p>23</text:p>
          </table:table-cell>
          <table:table-cell table:formula="of:=IF([.E19]=0; 1; [.E19]*2 + 2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VEN([.A20]); [.A20]/2 -1; ([.A20]-1)/2)" office:value-type="float" office:value="10" calcext:value-type="float">
            <text:p>10</text:p>
          </table:table-cell>
          <table:table-cell table:formula="of:=IF(ISEVEN([.A20]); [.A20]/2 - 1; ([.A20]-1)/2 - 1)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20]*2+1" office:value-type="float" office:value="21" calcext:value-type="float">
            <text:p>21</text:p>
          </table:table-cell>
          <table:table-cell table:formula="of:=IF([.E20]=0; 1; [.E20]*2 + 2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VEN([.A21]); [.A21]/2 -1; ([.A21]-1)/2)" office:value-type="float" office:value="10" calcext:value-type="float">
            <text:p>10</text:p>
          </table:table-cell>
          <table:table-cell table:formula="of:=IF(ISEVEN([.A21]); [.A21]/2 - 1; ([.A21]-1)/2 - 1)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1]*2+1" office:value-type="float" office:value="1" calcext:value-type="float">
            <text:p>1</text:p>
          </table:table-cell>
          <table:table-cell table:formula="of:=IF([.E21]=0; 1; [.E21]*2 + 2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VEN([.A22]); [.A22]/2 -1; ([.A22]-1)/2)" office:value-type="float" office:value="0" calcext:value-type="float">
            <text:p>0</text:p>
          </table:table-cell>
          <table:table-cell table:formula="of:=IF(ISEVEN([.A22]); [.A22]/2 - 1; ([.A22]-1)/2 - 1)" office:value-type="float" office:value="-1" calcext:value-type="float">
            <text:p>-1</text:p>
          </table:table-cell>
          <table:table-cell/>
          <table:table-cell office:value-type="float" office:value="423" calcext:value-type="float">
            <text:p>423</text:p>
          </table:table-cell>
          <table:table-cell table:formula="of:=[.E22]*2+1" office:value-type="float" office:value="847" calcext:value-type="float">
            <text:p>847</text:p>
          </table:table-cell>
          <table:table-cell table:formula="of:=IF([.E22]=0; 1; [.E22]*2 + 2)" office:value-type="float" office:value="848" calcext:value-type="float">
            <text:p>84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VEN([.A23]); [.A23]/2 -1; ([.A23]-1)/2)" office:value-type="float" office:value="0" calcext:value-type="float">
            <text:p>0</text:p>
          </table:table-cell>
          <table:table-cell table:formula="of:=IF(ISEVEN([.A23]); [.A23]/2 - 1; ([.A23]-1)/2 - 1)"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E23]*2+1" office:value-type="float" office:value="603" calcext:value-type="float">
            <text:p>603</text:p>
          </table:table-cell>
          <table:table-cell table:formula="of:=IF([.E23]=0; 1; [.E23]*2 + 2)" office:value-type="float" office:value="604" calcext:value-type="float">
            <text:p>60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VEN([.A24]); [.A24]/2 -1; ([.A24]-1)/2)" office:value-type="float" office:value="1" calcext:value-type="float">
            <text:p>1</text:p>
          </table:table-cell>
          <table:table-cell table:formula="of:=IF(ISEVEN([.A24]); [.A24]/2 - 1; ([.A24]-1)/2 - 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ISEVEN([.A25]); [.A25]/2 -1; ([.A25]-1)/2)" office:value-type="float" office:value="423" calcext:value-type="float">
            <text:p>423</text:p>
          </table:table-cell>
          <table:table-cell table:formula="of:=IF(ISEVEN([.A25]); [.A25]/2 - 1; ([.A25]-1)/2 - 1)"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ISEVEN([.A26]); [.A26]/2 -1; ([.A26]-1)/2)" office:value-type="float" office:value="301" calcext:value-type="float">
            <text:p>301</text:p>
          </table:table-cell>
          <table:table-cell table:formula="of:=IF(ISEVEN([.A26]); [.A26]/2 - 1; ([.A26]-1)/2 - 1)" office:value-type="float" office:value="301" calcext:value-type="float">
            <text:p>30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09:04:37.817955870</meta:creation-date>
    <dc:date>2019-12-08T11:39:06.358314291</dc:date>
    <meta:editing-duration>PT12M47S</meta:editing-duration>
    <meta:editing-cycles>1</meta:editing-cycles>
    <meta:document-statistic meta:table-count="1" meta:cell-count="115" meta:object-count="0"/>
    <meta:generator>LibreOffice/6.2.8.2$Linux_X86_64 LibreOffice_project/20$Build-2</meta:generator>
  </office:meta>
</office:document-meta>
</file>